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55cm" fo:min-width="8.7cm" draw:shadow="hidden"/>
    </style:style>
    <style:style style:name="gr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10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79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5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0.95cm"/>
    </style:style>
    <style:style style:name="gr16" style:family="graphic" style:parent-style-name="standard">
      <style:graphic-properties draw:stroke="none" svg:stroke-color="#000000" draw:fill="solid" draw:fill-color="#ffffff" fo:min-height="0.45cm" draw:shadow="hidden"/>
    </style:style>
    <style:style style:name="gr17" style:family="graphic" style:parent-style-name="standard">
      <style:graphic-properties svg:stroke-color="#000000" draw:fill="solid" draw:fill-color="#ffffff" draw:textarea-vertical-align="middle" draw:shadow="hidden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3.1cm"/>
    </style:style>
    <style:style style:name="gr22" style:family="graphic" style:parent-style-name="standard">
      <style:graphic-properties draw:textarea-horizontal-align="justify" draw:textarea-vertical-align="middle" draw:auto-grow-height="false" fo:min-height="1.1cm" fo:min-width="1.35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6cm" fo:min-width="1.55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34cm" fo:min-width="1.652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Padrão_5f_1">
      <style:graphic-properties draw:textarea-horizontal-align="justify" draw:textarea-vertical-align="middle" draw:auto-grow-height="false" fo:min-height="0.489cm" fo:min-width="3.1cm"/>
    </style:style>
    <style:style style:name="gr3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Padrão_5f_1">
      <style:graphic-properties draw:textarea-vertical-align="middle"/>
    </style:style>
    <style:style style:name="gr35" style:family="graphic" style:parent-style-name="standard">
      <style:graphic-properties draw:stroke="none" svg:stroke-color="#000000" draw:fill="none" draw:fill-color="#ffffff" fo:min-height="0.55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86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3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6cm" fo:min-width="1.55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0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35cm" fo:min-width="3.9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6cm" fo:min-width="1.65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26cm" fo:min-width="1.75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Padrão_5f_1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1.16cm" fo:min-width="1.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4" draw:id="id14" draw:layer="layout" svg:width="9.2cm" svg:height="4.8cm" svg:x="1.5cm" svg:y="1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cm" svg:height="1.6cm" svg:x="1.6cm" svg:y="3.4cm">
          <text:p text:style-name="P2"><text:span text:style-name="T1">Verificação </text:span><text:span text:style-name="T1">dos </text:span></text:p>
          <text:p text:style-name="P2"><text:span text:style-name="T1">parâmetros</text:span></text:p>
          <text:p text:style-name="P2"><text:span text:style-name="T1">de entrad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3" draw:id="id3" draw:layer="layout" svg:width="3.2cm" svg:height="1.828cm" svg:x="1.7cm" svg:y="7.8cm">
          <text:p text:style-name="P2"><text:span text:style-name="T1">Encontrar </text:span></text:p>
          <text:p text:style-name="P2"><text:span text:style-name="T1">número</text:span></text:p>
          <text:p text:style-name="P2"><text:span text:style-name="T1">máximo de</text:span></text:p>
          <text:p text:style-name="P2"><text:span text:style-name="T1">permutaçõ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3" draw:layer="layout" svg:x1="3.3cm" svg:y1="5cm" svg:x2="3.3cm" svg:y2="5.7cm" draw:start-shape="id1" draw:start-glue-point="2" svg:d="M3300 5000v700" svg:viewBox="0 0 1 701">
          <text:p/>
        </draw:connector>
        <draw:connector draw:style-name="gr5" draw:text-style-name="P3" draw:layer="layout" svg:x1="3.3cm" svg:y1="7.2cm" svg:x2="3.3cm" svg:y2="7.8cm" draw:start-shape="id2" draw:start-glue-point="7" draw:end-shape="id3" draw:end-glue-point="0" svg:d="M3300 7200v600" svg:viewBox="0 0 1 601">
          <text:p/>
        </draw:connector>
        <draw:custom-shape draw:style-name="gr6" draw:text-style-name="P3" xml:id="id4" draw:id="id4" draw:layer="layout" svg:width="1.5cm" svg:height="0.8cm" svg:x="2.55cm" svg:y="1.7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3.3cm" svg:y1="2.5cm" svg:x2="3.3cm" svg:y2="3.4cm" draw:start-shape="id4" draw:start-glue-point="6" draw:end-shape="id1" draw:end-glue-point="0" svg:d="M3300 2500v900" svg:viewBox="0 0 1 901">
          <text:p/>
        </draw:connector>
        <draw:custom-shape draw:style-name="gr8" draw:text-style-name="P3" xml:id="id8" draw:id="id8" draw:layer="layout" svg:width="1.5cm" svg:height="0.9cm" svg:x="2.56cm" svg:y="19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3" xml:id="id7" draw:id="id7" draw:layer="layout" svg:width="3.2cm" svg:height="1.4cm" svg:x="1.7cm" svg:y="17.3cm">
          <text:p text:style-name="P2"><text:span text:style-name="T1">Libertar </text:span></text:p>
          <text:p text:style-name="P2"><text:span text:style-name="T1">memóri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3" xml:id="id5" draw:id="id5" draw:layer="layout" svg:width="3.2cm" svg:height="1.1cm" svg:x="1.7cm" svg:y="10.3cm">
          <text:p text:style-name="P2"><text:span text:style-name="T1">Construir o </text:span></text:p>
          <text:p text:style-name="P2"><text:span text:style-name="T1">grafo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svg:x1="3.3cm" svg:y1="9.628cm" svg:x2="3.3cm" svg:y2="10.3cm" draw:start-shape="id3" draw:start-glue-point="2" draw:end-shape="id5" draw:end-glue-point="0" svg:d="M3300 9628v672" svg:viewBox="0 0 1 673">
          <text:p/>
        </draw:connector>
        <draw:connector draw:style-name="gr11" draw:text-style-name="P1" xml:id="id11" draw:id="id11" draw:layer="layout" svg:x1="3.3cm" svg:y1="11.4cm" svg:x2="3.3cm" svg:y2="13.05cm" draw:start-shape="id5" draw:start-glue-point="2" draw:end-shape="id6" draw:end-glue-point="4" svg:d="M3300 11400v1650" svg:viewBox="0 0 1 1651">
          <text:p/>
        </draw:connector>
        <draw:connector draw:style-name="gr11" draw:text-style-name="P1" draw:layer="layout" svg:x1="3.3cm" svg:y1="18.7cm" svg:x2="3.31cm" svg:y2="19.5cm" draw:start-shape="id7" draw:start-glue-point="2" draw:end-shape="id8" draw:end-glue-point="4" svg:d="M3300 18700v401h10v399" svg:viewBox="0 0 11 801">
          <text:p/>
        </draw:connector>
        <draw:custom-shape draw:style-name="gr12" draw:text-style-name="P3" xml:id="id2" draw:id="id2" draw:layer="layout" svg:width="3.4cm" svg:height="1.5cm" svg:x="1.6cm" svg:y="5.7cm">
          <text:p text:style-name="P2"><text:span text:style-name="T1">Abrir</text:span></text:p>
          <text:p text:style-name="P2"><text:span text:style-name="T1">ficheiro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3" xml:id="id10" draw:id="id10" draw:layer="layout" svg:width="3.4cm" svg:height="1.5cm" svg:x="5.7cm" svg:y="14.86cm">
          <text:p text:style-name="P2"><text:span text:style-name="T1">Escrever</text:span></text:p>
          <text:p text:style-name="P2"><text:span text:style-name="T1">soluçõe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" xml:id="id9" draw:id="id9" draw:layer="layout" svg:width="3.2cm" svg:height="1.2cm" svg:x="5.8cm" svg:y="12.76cm">
          <text:p text:style-name="P2"><text:span text:style-name="T1">Resolver</text:span></text:p>
          <text:p text:style-name="P2"><text:span text:style-name="T1">problem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svg:x1="4.75cm" svg:y1="14.45cm" svg:x2="5.8cm" svg:y2="13.36cm" draw:start-shape="id6" draw:start-glue-point="7" draw:end-shape="id9" draw:end-glue-point="3" svg:d="M4750 14450h526v-1090h524" svg:viewBox="0 0 1051 1091">
          <text:p/>
        </draw:connector>
        <draw:connector draw:style-name="gr11" draw:text-style-name="P1" draw:layer="layout" svg:x1="7.4cm" svg:y1="13.96cm" svg:x2="7.4cm" svg:y2="14.86cm" draw:start-shape="id9" draw:start-glue-point="2" draw:end-shape="id10" draw:end-glue-point="5" svg:d="M7400 13960v900" svg:viewBox="0 0 1 901">
          <text:p/>
        </draw:connector>
        <draw:custom-shape draw:style-name="gr15" draw:text-style-name="P1" xml:id="id6" draw:id="id6" draw:layer="layout" svg:width="2.9cm" svg:height="2.8cm" svg:x="1.85cm" svg:y="13.05cm">
          <text:p text:style-name="P5">Ler problem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9.1cm" svg:y1="15.61cm" svg:x2="3.3cm" svg:y2="12.225cm" draw:start-shape="id10" draw:start-glue-point="8" draw:end-shape="id11" draw:end-glue-point="0" svg:d="M9100 15610h502v-3385h-6302" svg:viewBox="0 0 6303 3386">
          <text:p/>
        </draw:connector>
        <draw:connector draw:style-name="gr11" draw:text-style-name="P1" draw:layer="layout" svg:x1="3.3cm" svg:y1="15.85cm" svg:x2="3.3cm" svg:y2="17.3cm" draw:start-shape="id6" draw:start-glue-point="6" draw:end-shape="id7" draw:end-glue-point="0" svg:d="M3300 15850v1450" svg:viewBox="0 0 1 1451">
          <text:p/>
        </draw:connector>
        <draw:frame draw:style-name="gr16" draw:text-style-name="P6" xml:id="id12" draw:id="id12" draw:layer="layout" svg:width="3.6cm" svg:height="0.7cm" svg:x="5.4cm" svg:y="7.7cm">
          <draw:text-box>
            <text:p>find_max_perm()</text:p>
          </draw:text-box>
        </draw:frame>
        <draw:connector draw:style-name="gr17" draw:text-style-name="P1" draw:layer="layout" svg:x1="4.9cm" svg:y1="8.714cm" svg:x2="7.2cm" svg:y2="8.4cm" draw:start-shape="id3" draw:start-glue-point="1" draw:end-shape="id12" svg:d="M4900 8714h2300v-314" svg:viewBox="0 0 2301 315">
          <text:p/>
        </draw:connector>
        <draw:frame draw:style-name="gr16" draw:text-style-name="P6" xml:id="id13" draw:id="id13" draw:layer="layout" svg:width="2.6cm" svg:height="0.7cm" svg:x="9.8cm" svg:y="10.8cm">
          <draw:text-box>
            <text:p>solve_pal()</text:p>
          </draw:text-box>
        </draw:frame>
        <draw:connector draw:style-name="gr17" draw:text-style-name="P1" draw:layer="layout" svg:x1="11.1cm" svg:y1="11.5cm" svg:x2="10.7cm" svg:y2="14.2cm" draw:start-shape="id13" draw:start-glue-point="2" draw:end-shape="id14" draw:end-glue-point="1" svg:d="M11100 11500v2700h-400" svg:viewBox="0 0 401 2701">
          <text:p/>
        </draw:connector>
        <draw:frame draw:style-name="gr16" draw:text-style-name="P6" xml:id="id15" draw:id="id15" draw:layer="layout" svg:width="2.5cm" svg:height="0.7cm" svg:x="5.8cm" svg:y="9.7cm">
          <draw:text-box>
            <text:p>read_dic()</text:p>
          </draw:text-box>
        </draw:frame>
        <draw:connector draw:style-name="gr17" draw:text-style-name="P1" draw:layer="layout" svg:x1="4.9cm" svg:y1="10.85cm" svg:x2="7.05cm" svg:y2="10.4cm" draw:start-shape="id5" draw:start-glue-point="1" draw:end-shape="id15" draw:end-glue-point="2" svg:d="M4900 10850h2150v-450" svg:viewBox="0 0 2151 451">
          <text:p/>
        </draw:connector>
      </draw:page>
      <draw:page draw:name="page2" draw:style-name="dp1" draw:master-page-name="Padrão">
        <draw:custom-shape draw:style-name="gr18" draw:text-style-name="P7" xml:id="id16" draw:id="id16" draw:layer="layout" svg:width="1.5cm" svg:height="0.8cm" svg:x="2.559cm" svg:y="2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8" draw:layer="layout" svg:x1="3.309cm" svg:y1="3cm" svg:x2="3.309cm" svg:y2="4cm" draw:start-shape="id16" draw:start-glue-point="6" draw:end-shape="id17" draw:end-glue-point="0" svg:d="M3309 3000v1000" svg:viewBox="0 0 1 1001">
          <text:p/>
        </draw:connector>
        <draw:connector draw:style-name="gr20" draw:text-style-name="P9" draw:layer="layout" svg:x1="3.309cm" svg:y1="5.4cm" svg:x2="3.309cm" svg:y2="6.4cm" draw:start-shape="id17" draw:start-glue-point="2" draw:end-shape="id18" draw:end-glue-point="0" svg:d="M3309 5400v1000" svg:viewBox="0 0 1 1001">
          <text:p/>
        </draw:connector>
        <draw:custom-shape draw:style-name="gr21" draw:text-style-name="P5" xml:id="id18" draw:id="id18" draw:layer="layout" svg:width="3.6cm" svg:height="1.4cm" svg:x="1.509cm" svg:y="6.4cm">
          <text:p text:style-name="P5">Inicializar grafos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3.309cm" svg:y1="7.8cm" svg:x2="3.309cm" svg:y2="8.9cm" draw:start-shape="id18" draw:start-glue-point="2" draw:end-shape="id19" draw:end-glue-point="0" svg:d="M3309 7800v1100" svg:viewBox="0 0 1 1101">
          <text:p/>
        </draw:connector>
        <draw:custom-shape draw:style-name="gr22" draw:text-style-name="P5" xml:id="id20" draw:id="id20" draw:layer="layout" svg:width="3.7cm" svg:height="2.7cm" svg:x="1.459cm" svg:y="11.5cm">
          <text:p text:style-name="P5">Para cada</text:p>
          <text:p text:style-name="P5">gra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xml:id="id21" draw:id="id21" draw:layer="layout" svg:width="3.7cm" svg:height="2.7cm" svg:x="5.859cm" svg:y="11.5cm">
          <text:p text:style-name="P5">Para cada</text:p>
          <text:p text:style-name="P5">vertice i do</text:p>
          <text:p text:style-name="P5">gra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xml:id="id22" draw:id="id22" draw:layer="layout" svg:width="3.7cm" svg:height="2.7cm" svg:x="10.359cm" svg:y="11.5cm">
          <text:p text:style-name="P5">Para cada</text:p>
          <text:p text:style-name="P5">vertice j entre</text:p>
          <text:p text:style-name="P5">0 e 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xml:id="id23" draw:id="id23" draw:layer="layout" svg:width="3.7cm" svg:height="2.7cm" svg:x="15.159cm" svg:y="11.5cm">
          <text:p text:style-name="P5">peso(i→j) &lt; </text:p>
          <text:p text:style-name="P5">peso maxim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5" xml:id="id24" draw:id="id24" draw:layer="layout" svg:width="3.6cm" svg:height="1.4cm" svg:x="15.209cm" svg:y="15.1cm">
          <text:p text:style-name="P5">Criar aresta i→j</text:p>
          <draw:enhanced-geometry svg:viewBox="0 0 21600 21600" draw:type="rectangle" draw:enhanced-path="M 0 0 L 21600 0 21600 21600 0 21600 0 0 Z N"/>
        </draw:custom-shape>
        <draw:custom-shape draw:style-name="gr21" draw:text-style-name="P5" xml:id="id25" draw:id="id25" draw:layer="layout" svg:width="3.6cm" svg:height="1.4cm" svg:x="15.209cm" svg:y="17.4cm">
          <text:p text:style-name="P5">Criar aresta j→i</text:p>
          <draw:enhanced-geometry svg:viewBox="0 0 21600 21600" draw:type="rectangle" draw:enhanced-path="M 0 0 L 21600 0 21600 21600 0 21600 0 0 Z N"/>
        </draw:custom-shape>
        <draw:connector draw:style-name="gr20" draw:text-style-name="P9" xml:id="id26" draw:id="id26" draw:layer="layout" svg:x1="3.309cm" svg:y1="10.3cm" svg:x2="3.309cm" svg:y2="11.5cm" draw:start-shape="id19" draw:start-glue-point="2" draw:end-shape="id20" draw:end-glue-point="4" svg:d="M3309 10300v1200" svg:viewBox="0 0 1 1201">
          <text:p/>
        </draw:connector>
        <draw:connector draw:style-name="gr20" draw:text-style-name="P9" draw:layer="layout" svg:x1="5.159cm" svg:y1="12.85cm" svg:x2="5.859cm" svg:y2="12.85cm" draw:start-shape="id20" draw:start-glue-point="7" draw:end-shape="id21" draw:end-glue-point="5" svg:d="M5159 12850h700" svg:viewBox="0 0 701 1">
          <text:p/>
        </draw:connector>
        <draw:connector draw:style-name="gr20" draw:text-style-name="P9" draw:layer="layout" svg:x1="9.559cm" svg:y1="12.85cm" svg:x2="10.359cm" svg:y2="12.85cm" draw:start-shape="id21" draw:start-glue-point="7" draw:end-shape="id22" draw:end-glue-point="5" svg:d="M9559 12850h800" svg:viewBox="0 0 801 1">
          <text:p/>
        </draw:connector>
        <draw:connector draw:style-name="gr20" draw:text-style-name="P9" draw:layer="layout" svg:x1="14.059cm" svg:y1="12.85cm" svg:x2="15.159cm" svg:y2="12.85cm" draw:start-shape="id22" draw:start-glue-point="7" draw:end-shape="id23" draw:end-glue-point="5" svg:d="M14059 12850h1100" svg:viewBox="0 0 1101 1">
          <text:p/>
        </draw:connector>
        <draw:connector draw:style-name="gr20" draw:text-style-name="P9" draw:layer="layout" svg:x1="17.009cm" svg:y1="14.2cm" svg:x2="17.009cm" svg:y2="15.1cm" draw:start-shape="id23" draw:start-glue-point="6" draw:end-shape="id24" draw:end-glue-point="0" svg:d="M17009 14200v900" svg:viewBox="0 0 1 901">
          <text:p/>
        </draw:connector>
        <draw:connector draw:style-name="gr20" draw:text-style-name="P9" draw:layer="layout" svg:x1="17.009cm" svg:y1="16.5cm" svg:x2="17.009cm" svg:y2="17.4cm" draw:start-shape="id24" draw:start-glue-point="2" draw:end-shape="id25" draw:end-glue-point="0" svg:d="M17009 16500v900" svg:viewBox="0 0 1 901">
          <text:p/>
        </draw:connector>
        <draw:custom-shape draw:style-name="gr21" draw:text-style-name="P5" xml:id="id17" draw:id="id17" draw:layer="layout" svg:width="3.6cm" svg:height="1.4cm" svg:x="1.509cm" svg:y="4cm">
          <text:p text:style-name="P5">Calcular tamanho</text:p>
          <text:p text:style-name="P5">dos grafos</text:p>
          <draw:enhanced-geometry svg:viewBox="0 0 21600 21600" draw:type="rectangle" draw:enhanced-path="M 0 0 L 21600 0 21600 21600 0 21600 0 0 Z N"/>
        </draw:custom-shape>
        <draw:custom-shape draw:style-name="gr21" draw:text-style-name="P5" xml:id="id19" draw:id="id19" draw:layer="layout" svg:width="3.6cm" svg:height="1.4cm" svg:x="1.509cm" svg:y="8.9cm">
          <text:p text:style-name="P5">Inserir palavras</text:p>
          <text:p text:style-name="P5">nos graf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7.709cm" svg:y1="11.5cm" svg:x2="3.309cm" svg:y2="10.9cm" draw:start-shape="id21" draw:start-glue-point="4" draw:end-shape="id26" draw:end-glue-point="0" svg:d="M7709 11500v-600h-4400" svg:viewBox="0 0 4401 601">
          <text:p/>
        </draw:connector>
        <draw:connector draw:style-name="gr23" draw:text-style-name="P9" draw:layer="layout" draw:line-skew="0.198cm" svg:x1="12.209cm" svg:y1="14.2cm" svg:x2="7.709cm" svg:y2="14.2cm" draw:start-shape="id22" draw:start-glue-point="6" draw:end-shape="id21" draw:end-glue-point="6" svg:d="M12209 14200v700h-4500v-700" svg:viewBox="0 0 4501 701">
          <text:p text:style-name="P5">ola</text:p>
        </draw:connector>
        <draw:connector draw:style-name="gr20" draw:text-style-name="P9" draw:layer="layout" svg:x1="17.009cm" svg:y1="18.8cm" svg:x2="18.859cm" svg:y2="12.85cm" draw:start-shape="id25" draw:start-glue-point="2" draw:end-shape="id23" draw:end-glue-point="7" svg:d="M17009 18800v501h2352v-6451h-502" svg:viewBox="0 0 2353 6452">
          <text:p/>
        </draw:connector>
        <draw:connector draw:style-name="gr20" draw:text-style-name="P9" draw:layer="layout" draw:line-skew="-0.299cm" svg:x1="17.009cm" svg:y1="11.5cm" svg:x2="12.209cm" svg:y2="11.5cm" draw:start-shape="id23" draw:start-glue-point="4" draw:end-shape="id22" draw:end-glue-point="4" svg:d="M17009 11500v-800h-4800v800" svg:viewBox="0 0 4801 801">
          <text:p/>
        </draw:connector>
        <draw:custom-shape draw:style-name="gr24" draw:text-style-name="P7" xml:id="id27" draw:id="id27" draw:layer="layout" svg:width="1.5cm" svg:height="0.8cm" svg:x="2.559cm" svg:y="15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0" draw:text-style-name="P9" draw:layer="layout" svg:x1="3.309cm" svg:y1="14.2cm" svg:x2="3.309cm" svg:y2="15.2cm" draw:start-shape="id20" draw:start-glue-point="6" draw:end-shape="id27" draw:end-glue-point="4" svg:d="M3309 14200v1000" svg:viewBox="0 0 1 1001">
          <text:p/>
        </draw:connector>
      </draw:page>
      <draw:page draw:name="page3" draw:style-name="dp1" draw:master-page-name="Padrão">
        <draw:custom-shape draw:style-name="gr25" draw:text-style-name="P7" xml:id="id37" draw:id="id37" draw:layer="layout" svg:width="1.5cm" svg:height="0.8cm" svg:x="2.75cm" svg:y="1.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10" xml:id="id30" draw:id="id30" draw:layer="layout" svg:width="4.8cm" svg:height="3cm" svg:x="1.1cm" svg:y="3.1cm">
          <text:p text:style-name="P2"><text:span text:style-name="T2">Ler </text:span><text:span text:style-name="T2">probl</text:span><text:span text:style-name="T2">ema</text:span><text:span text:style-name="T2">s</text:span></text:p>
          <text:p text:style-name="P2"><text:span text:style-name="T2">(src, </text:span><text:span text:style-name="T2">dst, </text:span></text:p>
          <text:p text:style-name="P2"><text:span text:style-name="T2">max</text:span><text:span text:style-name="T2">_per</text:span><text:span text:style-name="T2">m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0" xml:id="id28" draw:id="id28" draw:layer="layout" svg:width="4.1cm" svg:height="3.019cm" svg:x="1.452cm" svg:y="7.381cm">
          <text:p text:style-name="P2"><text:span text:style-name="T2">peso(src→dst) </text:span></text:p>
          <text:p text:style-name="P2"><text:span text:style-name="T2">&lt;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svg:x1="5.552cm" svg:y1="8.891cm" svg:x2="6.452cm" svg:y2="8.891cm" draw:start-shape="id28" draw:start-glue-point="7" draw:end-shape="id29" draw:end-glue-point="6" svg:d="M5552 8891h900" svg:viewBox="0 0 901 1">
          <text:p/>
        </draw:connector>
        <draw:connector draw:style-name="gr20" draw:text-style-name="P9" xml:id="id31" draw:id="id31" draw:layer="layout" svg:x1="3.5cm" svg:y1="6.1cm" svg:x2="3.502cm" svg:y2="7.381cm" draw:start-shape="id30" draw:start-glue-point="6" draw:end-shape="id28" draw:end-glue-point="4" svg:d="M3500 6100v641h2v640" svg:viewBox="0 0 3 1282">
          <text:p/>
        </draw:connector>
        <draw:connector draw:style-name="gr20" draw:text-style-name="P9" draw:layer="layout" svg:x1="8.252cm" svg:y1="8.191cm" svg:x2="3.501cm" svg:y2="6.741cm" draw:start-shape="id29" draw:start-glue-point="5" draw:end-shape="id31" draw:end-glue-point="0" svg:d="M8252 8191v-1450h-4751" svg:viewBox="0 0 4752 1451">
          <text:p/>
        </draw:connector>
        <draw:custom-shape draw:style-name="gr28" draw:text-style-name="P10" xml:id="id32" draw:id="id32" draw:layer="layout" svg:width="3.6cm" svg:height="1.4cm" svg:x="1.702cm" svg:y="11.4cm">
          <text:p text:style-name="P2"><text:span text:style-name="T2">Encontrar vertice de partida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3.502cm" svg:y1="10.4cm" svg:x2="3.502cm" svg:y2="11.4cm" draw:start-shape="id28" draw:start-glue-point="6" draw:end-shape="id32" draw:end-glue-point="0" svg:d="M3502 10400v1000" svg:viewBox="0 0 1 1001">
          <text:p/>
        </draw:connector>
        <draw:custom-shape draw:style-name="gr29" draw:text-style-name="P10" xml:id="id33" draw:id="id33" draw:layer="layout" svg:width="3.6cm" svg:height="1.4cm" svg:x="1.704cm" svg:y="14cm">
          <text:p text:style-name="P2"><text:span text:style-name="T2">Encontrar vertice de dest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3.502cm" svg:y1="12.8cm" svg:x2="3.504cm" svg:y2="14cm" draw:start-shape="id32" draw:start-glue-point="2" draw:end-shape="id33" draw:end-glue-point="0" svg:d="M3502 12800v600h2v600" svg:viewBox="0 0 3 1201">
          <text:p/>
        </draw:connector>
        <draw:custom-shape draw:style-name="gr30" draw:text-style-name="P10" xml:id="id34" draw:id="id34" draw:layer="layout" svg:width="3.6cm" svg:height="1.4cm" svg:x="1.7cm" svg:y="16.4cm">
          <text:p text:style-name="P2"><text:span text:style-name="T2">Calcular caminho mais cur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9" draw:layer="layout" svg:x1="3.504cm" svg:y1="15.4cm" svg:x2="3.5cm" svg:y2="16.4cm" draw:start-shape="id33" draw:start-glue-point="2" draw:end-shape="id34" draw:end-glue-point="0" svg:d="M3504 15400v500h-4v500" svg:viewBox="0 0 5 1001">
          <text:p/>
        </draw:connector>
        <draw:custom-shape draw:style-name="gr31" draw:text-style-name="P10" xml:id="id35" draw:id="id35" draw:layer="layout" svg:width="4.304cm" svg:height="2.966cm" svg:x="1.348cm" svg:y="18.834cm">
          <text:p text:style-name="P2"><text:span text:style-name="T2">Caminho <text:s/>exi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svg:x1="3.5cm" svg:y1="17.8cm" svg:x2="3.5cm" svg:y2="18.834cm" draw:start-shape="id34" draw:start-glue-point="2" draw:end-shape="id35" draw:end-glue-point="4" svg:d="M3500 17800v1034" svg:viewBox="0 0 1 1035">
          <text:p/>
        </draw:connector>
        <draw:custom-shape draw:style-name="gr32" draw:text-style-name="P5" xml:id="id29" draw:id="id29" draw:layer="layout" svg:width="3.6cm" svg:height="1.4cm" svg:x="6.452cm" svg:y="8.191cm">
          <text:p text:style-name="P5">Escrever soluçã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9" draw:layer="layout" svg:x1="5.652cm" svg:y1="20.317cm" svg:x2="6.752cm" svg:y2="20.317cm" draw:start-shape="id35" draw:start-glue-point="7" svg:d="M5652 20317h1100" svg:viewBox="0 0 1101 1">
          <text:p/>
        </draw:connector>
        <draw:custom-shape draw:style-name="gr32" draw:text-style-name="P5" xml:id="id41" draw:id="id41" draw:layer="layout" svg:width="3.6cm" svg:height="1.4cm" svg:x="6.752cm" svg:y="19.6cm">
          <text:p text:style-name="P5">Solução não encontrad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5" xml:id="id36" draw:id="id36" draw:layer="layout" svg:width="3.6cm" svg:height="1.4cm" svg:x="1.699cm" svg:y="22.703cm">
          <text:p text:style-name="P5">Escrever caminh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9" draw:layer="layout" svg:x1="3.5cm" svg:y1="21.8cm" svg:x2="3.499cm" svg:y2="22.703cm" draw:start-shape="id35" draw:start-glue-point="6" draw:end-shape="id36" draw:end-glue-point="5" svg:d="M3500 21800v452h-1v451" svg:viewBox="0 0 2 904">
          <text:p/>
        </draw:connector>
        <draw:connector draw:style-name="gr20" draw:text-style-name="P9" draw:layer="layout" svg:x1="3.5cm" svg:y1="1.9cm" svg:x2="3.5cm" svg:y2="3.1cm" draw:start-shape="id37" draw:start-glue-point="6" draw:end-shape="id30" draw:end-glue-point="4" svg:d="M3500 1900v1200" svg:viewBox="0 0 1 1201">
          <text:p/>
        </draw:connector>
        <draw:custom-shape draw:style-name="gr33" draw:text-style-name="P7" xml:id="id38" draw:id="id38" draw:layer="layout" svg:width="1.5cm" svg:height="0.8cm" svg:x="2.749cm" svg:y="25.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0" draw:text-style-name="P9" xml:id="id40" draw:id="id40" draw:layer="layout" svg:x1="3.499cm" svg:y1="24.103cm" svg:x2="3.499cm" svg:y2="25.1cm" draw:start-shape="id36" draw:start-glue-point="7" draw:end-shape="id38" draw:end-glue-point="4" svg:d="M3499 24103v997" svg:viewBox="0 0 1 998">
          <text:p/>
        </draw:connector>
        <draw:connector draw:style-name="gr34" draw:text-style-name="P5" xml:id="id39" draw:id="id39" draw:layer="layout" svg:x1="8.252cm" svg:y1="9.591cm" svg:x2="11.139cm" svg:y2="22.813cm" draw:start-shape="id29" draw:start-glue-point="7" svg:d="M8252 9591v6862h2887v6360" svg:viewBox="0 0 2888 13223">
          <text:p/>
        </draw:connector>
        <draw:connector draw:style-name="gr20" draw:text-style-name="P9" draw:layer="layout" draw:line-skew="1.142cm" svg:x1="11.139cm" svg:y1="22.813cm" svg:x2="3.499cm" svg:y2="24.601cm" draw:start-shape="id39" draw:start-glue-point="3" draw:end-shape="id40" draw:end-glue-point="0" svg:d="M11139 22813v1787h-7640v1" svg:viewBox="0 0 7641 1789">
          <text:p/>
        </draw:connector>
        <draw:connector draw:style-name="gr20" draw:text-style-name="P9" draw:layer="layout" draw:line-skew="2.048cm" svg:x1="8.552cm" svg:y1="21cm" svg:x2="3.499cm" svg:y2="24.601cm" draw:start-shape="id41" draw:start-glue-point="7" draw:end-shape="id40" draw:end-glue-point="0" svg:d="M8552 21000v3600h-5053v1" svg:viewBox="0 0 5054 3602">
          <text:p/>
        </draw:connector>
        <draw:frame draw:style-name="gr35" draw:text-style-name="P11" xml:id="id42" draw:id="id42" draw:layer="layout" svg:width="3.3cm" svg:height="0.8cm" svg:x="4.6cm" svg:y="15.7cm">
          <draw:text-box>
            <text:p>shortest_path()</text:p>
          </draw:text-box>
        </draw:frame>
        <draw:connector draw:style-name="gr36" draw:text-style-name="P5" draw:layer="layout" svg:x1="5.3cm" svg:y1="17.1cm" svg:x2="6.25cm" svg:y2="16.5cm" draw:start-shape="id34" draw:start-glue-point="1" draw:end-shape="id42" draw:end-glue-point="2" svg:d="M5300 17100h950v-600" svg:viewBox="0 0 951 601">
          <text:p/>
        </draw:connector>
      </draw:page>
      <draw:page draw:name="page4" draw:style-name="dp1" draw:master-page-name="Padrão">
        <draw:custom-shape draw:style-name="gr37" draw:text-style-name="P7" xml:id="id43" draw:id="id43" draw:layer="layout" svg:width="1.5cm" svg:height="0.8cm" svg:x="3cm" svg:y="1.8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8" draw:text-style-name="P10" xml:id="id44" draw:id="id44" draw:layer="layout" svg:width="3.6cm" svg:height="2.115cm" svg:x="1.95cm" svg:y="4.185cm">
          <text:p text:style-name="P2"><text:span text:style-name="T2">Inicializar: </text:span></text:p>
          <text:p text:style-name="P2"><text:span text:style-name="T2">fila prioritaria;</text:span></text:p>
          <text:p text:style-name="P2"><text:span text:style-name="T2"><text:s/></text:span><text:span text:style-name="T2">st[ ] = -1;</text:span></text:p>
          <text:p text:style-name="P2"><text:span text:style-name="T2">Wt[ ] = MAX_WT;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svg:x1="3.75cm" svg:y1="2.6cm" svg:x2="3.75cm" svg:y2="4.185cm" draw:start-shape="id43" draw:start-glue-point="6" draw:end-shape="id44" draw:end-glue-point="0" svg:d="M3750 2600v1585" svg:viewBox="0 0 1 1586">
          <text:p/>
        </draw:connector>
        <draw:custom-shape draw:style-name="gr39" draw:text-style-name="P10" draw:layer="layout" svg:width="3.6cm" svg:height="1.6cm" svg:x="1.9cm" svg:y="7.1cm">
          <text:p text:style-name="P2"><text:span text:style-name="T2">In</text:span><text:span text:style-name="T2">se</text:span><text:span text:style-name="T2">rir </text:span><text:span text:style-name="T2">ve</text:span><text:span text:style-name="T2">rti</text:span><text:span text:style-name="T2">ce </text:span><text:span text:style-name="T2">de </text:span><text:span text:style-name="T2">pa</text:span><text:span text:style-name="T2">rti</text:span><text:span text:style-name="T2">da </text:span><text:span text:style-name="T2">na </text:span><text:span text:style-name="T2">fila</text:span></text:p>
          <text:p text:style-name="P2"><text:span text:style-name="T2">wt</text:span><text:span text:style-name="T2">[sr</text:span><text:span text:style-name="T2">c] </text:span><text:span text:style-name="T2">= </text:span><text:span text:style-name="T2">0;</text:span></text:p>
          <draw:enhanced-geometry svg:viewBox="0 0 21600 21600" draw:type="rectangle" draw:enhanced-path="M 0 0 L 21600 0 21600 21600 0 21600 0 0 Z N"/>
        </draw:custom-shape>
        <draw:custom-shape draw:style-name="gr40" draw:text-style-name="P10" draw:layer="layout" svg:width="4.1cm" svg:height="3.019cm" svg:x="1.5cm" svg:y="9.6cm">
          <text:p text:style-name="P2"><text:span text:style-name="T2">Fila </text:span><text:span text:style-name="T2">vazi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0" xml:id="id46" draw:id="id46" draw:layer="layout" svg:width="3.6cm" svg:height="1.3cm" svg:x="1.8cm" svg:y="13.4cm">
          <text:p text:style-name="P2"><text:span text:style-name="T2">Libertar memória</text:span>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1.5cm" svg:height="0.8cm" svg:x="2.8cm" svg:y="15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10" draw:layer="layout" svg:width="4.4cm" svg:height="1.6cm" svg:x="6.1cm" svg:y="10.3cm">
          <text:p text:style-name="P2"><text:span text:style-name="T2">Remover </text:span><text:span text:style-name="T2">elemento V mais </text:span><text:span text:style-name="T2">prioritário da heap</text:span></text:p>
          <draw:enhanced-geometry svg:viewBox="0 0 21600 21600" draw:type="rectangle" draw:enhanced-path="M 0 0 L 21600 0 21600 21600 0 21600 0 0 Z N"/>
        </draw:custom-shape>
        <draw:custom-shape draw:style-name="gr44" draw:text-style-name="P10" xml:id="id45" draw:id="id45" draw:layer="layout" svg:width="4.3cm" svg:height="3.019cm" svg:x="6.3cm" svg:y="12.5cm">
          <text:p text:style-name="P2"><text:span text:style-name="T2">V </text:span><text:span text:style-name="T2">== </text:span><text:span text:style-name="T2">ve</text:span><text:span text:style-name="T2">rti</text:span><text:span text:style-name="T2">ce </text:span><text:span text:style-name="T2">de </text:span><text:span text:style-name="T2">de</text:span><text:span text:style-name="T2">sti</text:span><text:span text:style-name="T2">no </text:span><text:span text:style-name="T2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draw:line-skew="4.401cm 0.902cm" svg:x1="6.3cm" svg:y1="14.01cm" svg:x2="3.6cm" svg:y2="13.4cm" draw:start-shape="id45" draw:start-glue-point="5" draw:end-shape="id46" draw:end-glue-point="0" svg:d="M6300 14010h-600v-1110h-2100v500" svg:viewBox="0 0 2701 1111">
          <text:p/>
        </draw:connector>
        <draw:custom-shape draw:style-name="gr45" draw:text-style-name="P10" xml:id="id48" draw:id="id48" draw:layer="layout" svg:width="4.5cm" svg:height="3.019cm" svg:x="6.2cm" svg:y="15.881cm">
          <text:p text:style-name="P2"><text:span text:style-name="T2">Para </text:span><text:span text:style-name="T2">cada </text:span><text:span text:style-name="T2">adjacent</text:span><text:span text:style-name="T2">e de 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0" xml:id="id47" draw:id="id47" draw:layer="layout" svg:width="4.6cm" svg:height="2.819cm" svg:x="6.1cm" svg:y="19.281cm">
          <text:p text:style-name="P2"><text:span text:style-name="T2">Peso(V) &gt; </text:span><text:span text:style-name="T2">max_we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0" draw:text-style-name="P9" draw:layer="layout" svg:x1="6.1cm" svg:y1="20.691cm" svg:x2="6.2cm" svg:y2="17.391cm" draw:start-shape="id47" draw:start-glue-point="5" draw:end-shape="id48" draw:end-glue-point="5" svg:d="M6100 20691h-501v-3300h601" svg:viewBox="0 0 602 3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19:36:39.204521701</meta:creation-date>
    <dc:date>2016-12-11T18:03:44.873333564</dc:date>
    <meta:editing-duration>PT36M53S</meta:editing-duration>
    <meta:editing-cycles>8</meta:editing-cycles>
    <meta:generator>LibreOffice/5.2.3.3$Linux_X86_64 LibreOffice_project/20m0$Build-3</meta:generator>
    <meta:document-statistic meta:object-count="92"/>
  </office:meta>
</office:document-meta>
</file>